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Ruy Lopez – Morphy, Closed Defense</text:p>
          </table:table-cell>
          <table:covered-table-cell table:number-columns-repeated="29"/>
        </table:table-row>
        <table:table-row table:style-name="ro3">
          <table:table-cell table:number-columns-repeated="31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a4</text:p>
          </table:table-cell>
          <table:table-cell table:style-name="ce7" office:value-type="string">
            <text:p>Nf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Be7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b5</text:p>
          </table:table-cell>
          <table:table-cell table:style-name="ce7" office:value-type="string">
            <text:p>a6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1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Re1</text:p>
          </table:table-cell>
          <table:table-cell table:style-name="ce7" office:value-type="string">
            <text:p>b5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Bb3</text:p>
          </table:table-cell>
          <table:table-cell table:style-name="ce7" office:value-type="string">
            <text:p>d6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O-O</text:p>
          </table:table-cell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r</text:p>
          </table:table-cell>
          <table:table-cell table:style-name="ce4"/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4"/>
        </table:table-row>
        <table:table-row table:style-name="ro4">
          <table:table-cell table:style-name="ce2" office:value-type="string" table:number-columns-spanned="31" table:number-rows-spanned="1">
            <text:p>Due to the difficulty for Black to achieve equality,[1] and the fact that Lopez was a priest during the Inquisition, a common nickname for the opening is "The Spanish Torture".</text:p>
          </table:table-cell>
          <table:covered-table-cell table:number-columns-repeated="30"/>
        </table:table-row>
        <table:table-row table:style-name="ro3" table:number-rows-repeated="1048542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4902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7T10:50:37</dc:date>
    <dc:creator>David Fairchild</dc:creator>
    <meta:editing-duration>PT2H10M50S</meta:editing-duration>
    <meta:editing-cycles>15</meta:editing-cycles>
    <meta:generator>LibreOffice/3.5$Linux_x86 LibreOffice_project/350m1$Build-2</meta:generator>
    <meta:document-statistic meta:table-count="3" meta:cell-count="441" meta:object-count="0"/>
  </office:meta>
</office:document-meta>
</file>